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fo:font-size="20pt" style:text-underline-style="solid" style:text-underline-width="auto" style:text-underline-color="font-color" fo:font-weight="bold" style:font-size-asian="20pt" style:font-weight-asian="bold" style:font-size-complex="20pt" style:font-weight-complex="bold"/>
    </style:style>
    <style:style style:name="P2" style:family="paragraph" style:parent-style-name="Standard">
      <style:paragraph-properties fo:text-align="start" style:justify-single-word="false"/>
      <style:text-properties style:font-name="DejaVu San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3" style:family="paragraph" style:parent-style-name="Standard">
      <style:paragraph-properties fo:text-align="center" style:justify-single-word="false"/>
      <style:text-properties style:font-name="DejaVu San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4" style:family="paragraph" style:parent-style-name="Standard">
      <style:paragraph-properties fo:text-align="start" style:justify-single-word="false"/>
      <style:text-properties style:font-name="DejaVu Sans" fo:font-size="14pt" style:text-underline-style="none" fo:font-weight="normal" style:font-size-asian="14pt" style:font-weight-asian="normal" style:font-size-complex="14pt" style:font-weight-complex="normal"/>
    </style:style>
    <style:style style:name="P5" style:family="paragraph" style:parent-style-name="Standard">
      <style:paragraph-properties fo:text-align="center" style:justify-single-word="false"/>
      <style:text-properties style:font-name="DejaVu Sans" fo:font-size="14pt" style:text-underline-style="none" fo:font-weight="normal" style:font-size-asian="14pt" style:font-weight-asian="normal" style:font-size-complex="14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COND PART DOCUMENTATION</text:p>
      <text:p text:style-name="P4"/>
      <text:p text:style-name="P4">I have decided to type all the documentation on English. Since I am not satisfied with the “English part” of the initial interview and as I said I am better at typing than speaking – I want to prove it.</text:p>
      <text:p text:style-name="P4"/>
      <text:p text:style-name="P4">This is the documentation on the second part of the assignment. I will try to explain it as detailed as it can be but on the other hand I'll try to keep it concise.</text:p>
      <text:p text:style-name="P4"/>
      <text:p text:style-name="P4">Im not sure if this is what you meant when you said “simple test on a website by choice”. </text:p>
      <text:p text:style-name="P5"/>
      <text:p text:style-name="P4">On Selenium: Since this is the first time working with Selenium I have very little knowledge but I have managed to understand this very simple test. Only thing thats causing me problems are the “using namespace” part. But I think thats nothing to worry about as I believe in a few weeks time it will be done without thinking since VS does it by itself. I had a problem that lasted about 30 minutes so I had to mention this. Other than that everything is so far so good.</text:p>
      <text:p text:style-name="P4"/>
      <text:p text:style-name="P4"/>
      <text:p text:style-name="P3">Explaining the code</text:p>
      <text:p text:style-name="P2"/>
      <text:p text:style-name="P4">First things first, we reference our Chrome browser (can be Firefox, Edge, IE, Opera...)</text:p>
      <text:p text:style-name="P4">We set the data type as “IWebDriver” and we name it “driver”. This approach is the best-practice because it can work with any driver instance. After that we simply call a method (new ChromeDriver()) that, lets say makes an instance (opens it) of the Chrome browser.</text:p>
      <text:p text:style-name="P4"/>
      <text:p text:style-name="P4">Then, we tell our driver (Chrome browser) to go to the URL we typed in quotation marks (“<text:a xlink:type="simple" xlink:href="http://www.google.com/" text:style-name="Internet_20_link" text:visited-style-name="Visited_20_Internet_20_Link">www.google.com</text:a>”) of the Navigate.GoToUrl() method.</text:p>
      <text:p text:style-name="P4"/>
      <text:p text:style-name="P4">Next, using our driver we call his method called FindElement() so we can search for the google search box element. Since every element has more than one identification we went on the google homepage, where we inspected the element and searched through HTML code to find identification for our google search box. We have found the element using By.Name() method that extends FindElement(). So we <text:soft-page-break/>gave it a data type of IwebElement because this interface is used for elements like text boxes, password fields, checkboxes etc and named it googleSearchBox because thats what we identified(located) and want to use.</text:p>
      <text:p text:style-name="P4"/>
      <text:p text:style-name="P4">After we located google search box, we now want to perform a search. Thats why we use located search box and using its method SendKeys() we “send keys” (in other words its like setting a string that will be searched in the search box) that we are interested into searching. We search for whatever is in SendKeys() parentheses.</text:p>
      <text:p text:style-name="P4"/>
      <text:p text:style-name="P4">Since everytime Selenium opens the new instance of Chrome I get asked to accept cookies, it doesnt do the expected search so I have implemented one more line. Calling googleSearchBox method Submit() is like pressing “Enter” on our keyboard. It appoints us to search results. </text:p>
      <text:p text:style-name="P4"/>
      <text:p text:style-name="P4"/>
      <text:p text:style-name="P4">In this documentation I have tried to be as detailed as possible but still keeping It concise. Maybe this isnt as detailed as you might have hoped, but since I understand everything that I have typed and I can use it again in my mind its sufficient. If this isnt good enough please contact me with a few guidelines and I will make it better.</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2-23T10:33:36.35</meta:creation-date>
    <meta:document-statistic meta:table-count="0" meta:image-count="0" meta:object-count="0" meta:page-count="2" meta:paragraph-count="13" meta:word-count="537" meta:character-count="3013"/>
    <dc:date>2021-02-23T14:15:39.45</dc:date>
    <meta:editing-duration>PT13M53S</meta:editing-duration>
    <meta:editing-cycles>1</meta:editing-cycles>
    <meta:generator>OpenOffice/4.1.6$Win32 OpenOffice.org_project/416m1$Build-9790</meta:generator>
  </office:meta>
</office:document-meta>
</file>